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4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tartDate</text:p>
          </table:table-cell>
          <table:table-cell table:style-name="ce1" office:value-type="string">
            <text:p>EndDat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0bca74-e7d3-42b5-921a-3df71b01182e</text:p>
          </table:table-cell>
          <table:table-cell office:value-type="string">
            <text:p>Tournament Go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7932d02-7fe0-4ed6-9039-2cc7e5f666e3</text:p>
          </table:table-cell>
          <table:table-cell office:value-type="string">
            <text:p>Tournament Go 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c2e9adb-ba59-4a65-9f36-c3c097f49940</text:p>
          </table:table-cell>
          <table:table-cell office:value-type="string">
            <text:p>Game Ove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e54d2bf-5e1f-4f8b-8205-6e9aee8655bd</text:p>
          </table:table-cell>
          <table:table-cell office:value-type="string">
            <text:p>Melee FC 1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1c9be47-2125-4bf2-91a3-0a622920a795</text:p>
          </table:table-cell>
          <table:table-cell office:value-type="string">
            <text:p>Tournament Go 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7fddd1f-1122-4019-8bf2-bd6e5eae79f8</text:p>
          </table:table-cell>
          <table:table-cell office:value-type="string">
            <text:p>MLG San Francisco 0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ea5ac54-c62f-4e6f-a9a2-ddb5dbfd67c2</text:p>
          </table:table-cell>
          <table:table-cell office:value-type="string">
            <text:p>MLG New York 0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91f3027-cff8-43c4-9e12-e21f9fa002f1</text:p>
          </table:table-cell>
          <table:table-cell office:value-type="string">
            <text:p>Moast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383f32a-6c5a-4455-a7df-2f607e8a3fc3</text:p>
          </table:table-cell>
          <table:table-cell office:value-type="string">
            <text:p>MLG Washington D.C. 0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f76a17-8749-4bf4-a661-e2fed62e376d</text:p>
          </table:table-cell>
          <table:table-cell office:value-type="string">
            <text:p>MLG San Francisco 0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ab310b-7e2a-4ec5-bc18-1f5caf6de07d</text:p>
          </table:table-cell>
          <table:table-cell office:value-type="string">
            <text:p>Gettin' Schooled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f631a2d-04d3-478d-9293-02a02a61d23e</text:p>
          </table:table-cell>
          <table:table-cell office:value-type="string">
            <text:p>Melee FC 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e2c1631-e52d-4db7-9129-ee08e32e8f05</text:p>
          </table:table-cell>
          <table:table-cell office:value-type="string">
            <text:p>Jack Garden 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260745c-b92c-484d-8dea-ec71fceb9c0a</text:p>
          </table:table-cell>
          <table:table-cell office:value-type="string">
            <text:p>MLG Los Angeles 0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c77caf6-29fa-4770-af06-ec46d7b87da9</text:p>
          </table:table-cell>
          <table:table-cell office:value-type="string">
            <text:p>MLG Jersey 0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220ec3-2d87-4f18-b715-f7e1cd82c2b9</text:p>
          </table:table-cell>
          <table:table-cell office:value-type="string">
            <text:p>MLG New York 0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3133f72-b1ac-416a-97a9-bac350a62bdd</text:p>
          </table:table-cell>
          <table:table-cell office:value-type="string">
            <text:p>MLG Dallas 0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f076e3-a3d9-4286-8385-8c8bebae79ac</text:p>
          </table:table-cell>
          <table:table-cell office:value-type="string">
            <text:p>MLG Anaheim 0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1e21ba-689e-4d70-8cc1-391846263617</text:p>
          </table:table-cell>
          <table:table-cell office:value-type="string">
            <text:p>Melee FC 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d217038-093f-4063-b95a-a64fb7a6ebd6</text:p>
          </table:table-cell>
          <table:table-cell office:value-type="string">
            <text:p>MLG Chicago 0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9a6e2de-ca43-4ecf-81e6-20ffd38ce58e</text:p>
          </table:table-cell>
          <table:table-cell office:value-type="string">
            <text:p>Zero Challenge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3e55da-44c0-46b7-a8b0-b9c1047cf006</text:p>
          </table:table-cell>
          <table:table-cell office:value-type="string">
            <text:p>MLG Orlando 0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2cac472-3cc6-418d-b284-75c17ac4944c</text:p>
          </table:table-cell>
          <table:table-cell office:value-type="string">
            <text:p>MLG Playoffs 0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bd6761b-09ab-4a44-8f4d-32c67b6eb3ab</text:p>
          </table:table-cell>
          <table:table-cell office:value-type="string">
            <text:p>MLG Las Vegas 0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aa6dc32-f6da-449c-abfc-22c3fdfc7926</text:p>
          </table:table-cell>
          <table:table-cell office:value-type="string">
            <text:p>Cataclysm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9c61117-c34c-4356-8d83-e0bd68c35b00</text:p>
          </table:table-cell>
          <table:table-cell office:value-type="string">
            <text:p>MLG Long Island 0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18c2331-7670-4e2d-97aa-32471f3222f1</text:p>
          </table:table-cell>
          <table:table-cell office:value-type="string">
            <text:p>Pound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662bdd1-6cf1-47a4-a1de-66e5835c2d97</text:p>
          </table:table-cell>
          <table:table-cell office:value-type="string">
            <text:p>Melee FC Diamond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08b30f-735d-4041-af4d-8d7770a49ecf</text:p>
          </table:table-cell>
          <table:table-cell office:value-type="string">
            <text:p>Zero Challenge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0c71197-25fe-404c-b7d9-f98869fba900</text:p>
          </table:table-cell>
          <table:table-cell office:value-type="string">
            <text:p>Evo World 07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71aec42-6d8a-4ec1-b19f-a840e88ec271</text:p>
          </table:table-cell>
          <table:table-cell office:value-type="string">
            <text:p>Super Champ Combo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3d5e68-8ba5-4bf1-a78e-6c86e27f484c</text:p>
          </table:table-cell>
          <table:table-cell office:value-type="string">
            <text:p>Viva La Smashtaclysm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ce1fb03-1a22-40e6-b63c-73e1de8ac8b6</text:p>
          </table:table-cell>
          <table:table-cell office:value-type="string">
            <text:p>Pound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cf7d90d-2d62-4dd9-839c-e49bf81dec46</text:p>
          </table:table-cell>
          <table:table-cell office:value-type="string">
            <text:p>Epita Arena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d69ee3-fe65-4a82-be67-b87715dc9396</text:p>
          </table:table-cell>
          <table:table-cell office:value-type="string">
            <text:p>Revival of Mele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2e51649-b317-4330-9233-2511b8a717ab</text:p>
          </table:table-cell>
          <table:table-cell office:value-type="string">
            <text:p>Epita Arena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a778db9-824f-4acc-a24d-143092ec4e5a</text:p>
          </table:table-cell>
          <table:table-cell office:value-type="string">
            <text:p>Genesis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89f189e-8aab-4b6e-9a69-daef50514678</text:p>
          </table:table-cell>
          <table:table-cell office:value-type="string">
            <text:p>Revival of Melee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010c746-a4e2-4cc7-9e17-5c7a3d74066f</text:p>
          </table:table-cell>
          <table:table-cell office:value-type="string">
            <text:p>Pound 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74fbcee-e623-4ce7-a74d-710a35660b6a</text:p>
          </table:table-cell>
          <table:table-cell office:value-type="string">
            <text:p>Epita Arena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922b653-59dd-47c5-80ad-b867d03c4d49</text:p>
          </table:table-cell>
          <table:table-cell office:value-type="string">
            <text:p>Apex 1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36503f5-74ea-4fd6-aa02-1b392f89a4e1</text:p>
          </table:table-cell>
          <table:table-cell office:value-type="string">
            <text:p>Revival of Melee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b28522f-2829-4913-b19e-bce533c88149</text:p>
          </table:table-cell>
          <table:table-cell office:value-type="string">
            <text:p>Pound 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d704255-0b11-444f-87c3-491208f84365</text:p>
          </table:table-cell>
          <table:table-cell office:value-type="string">
            <text:p>Genesis 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d2749e4-e8f0-4567-b525-39baa0174357</text:p>
          </table:table-cell>
          <table:table-cell office:value-type="string">
            <text:p>Revival of Melee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9e40fff-81c2-4757-b88b-03a8a56c5658</text:p>
          </table:table-cell>
          <table:table-cell office:value-type="string">
            <text:p>Apex 1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31a9e3f-bdd8-4fe8-9714-dc54e4e91a51</text:p>
          </table:table-cell>
          <table:table-cell office:value-type="string">
            <text:p>Epita Arena 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79e1488-1c5f-4c68-b104-967c57ccd4bc</text:p>
          </table:table-cell>
          <table:table-cell office:value-type="string">
            <text:p>Zenith 1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35af520-e476-4a30-9f72-f3489e4929cc</text:p>
          </table:table-cell>
          <table:table-cell office:value-type="string">
            <text:p>Impul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d5e7f33-da3b-4f1c-a0f4-d191e8d01a78</text:p>
          </table:table-cell>
          <table:table-cell office:value-type="string">
            <text:p>Smasher's Reunio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72bafca-f3f5-4eb9-843a-27cdb0e6601e</text:p>
          </table:table-cell>
          <table:table-cell office:value-type="string">
            <text:p>FC 10R Legac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7c61ee6-acbb-4cf5-9f1b-1385166e22b4</text:p>
          </table:table-cell>
          <table:table-cell office:value-type="string">
            <text:p>Kings of Cali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7397eaf-379b-435b-91d7-7122adb0435e</text:p>
          </table:table-cell>
          <table:table-cell office:value-type="string">
            <text:p>Apex 1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3145781-5e76-4573-a899-1683b82d706d</text:p>
          </table:table-cell>
          <table:table-cell office:value-type="string">
            <text:p>Zenith 1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60f07de-4712-4a99-a6a7-90b15a59d83a</text:p>
          </table:table-cell>
          <table:table-cell office:value-type="string">
            <text:p>Evo 1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7cdc3ef-998a-492f-b169-6261883c53a2</text:p>
          </table:table-cell>
          <table:table-cell office:value-type="string">
            <text:p>Big House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ddd00c-ecb7-4d4e-af2c-dc37ae2c4ad6</text:p>
          </table:table-cell>
          <table:table-cell office:value-type="string">
            <text:p>Apex 1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b9240b5-8544-47cc-9d71-cdff0e588438</text:p>
          </table:table-cell>
          <table:table-cell office:value-type="string">
            <text:p>Beast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0f46d01-04c8-4cef-8d53-732e82679a3a</text:p>
          </table:table-cell>
          <table:table-cell office:value-type="string">
            <text:p>Revival of Melee 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de2ad2d-4997-454d-88b0-ce5097ed7c93</text:p>
          </table:table-cell>
          <table:table-cell office:value-type="string">
            <text:p>Get On My Level 1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2fa694f-2629-45f0-897d-30bbb13b8d70</text:p>
          </table:table-cell>
          <table:table-cell office:value-type="string">
            <text:p>Republic of Fighters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99c59db-858e-4555-a607-d03ea673ae47</text:p>
          </table:table-cell>
          <table:table-cell office:value-type="string">
            <text:p>Pat's House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a637ff3-a8b1-42ba-81b1-e3639e5dd191</text:p>
          </table:table-cell>
          <table:table-cell office:value-type="string">
            <text:p>SKTAR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38deec-2a13-460d-9d5d-551045d812f5</text:p>
          </table:table-cell>
          <table:table-cell office:value-type="string">
            <text:p>Super SWEE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c97d86-50fb-4ead-b2a8-c2e71604b2ae</text:p>
          </table:table-cell>
          <table:table-cell office:value-type="string">
            <text:p>MLG Anaheim 1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d8b820-b840-4f71-b568-61789afa9eac</text:p>
          </table:table-cell>
          <table:table-cell office:value-type="string">
            <text:p>CEO 1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3bd6c9f-f152-4219-ab4d-62b3653d9fdc</text:p>
          </table:table-cell>
          <table:table-cell office:value-type="string">
            <text:p>Kings of Cali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dd73526-fcfe-4c14-9f70-b8d467452921</text:p>
          </table:table-cell>
          <table:table-cell office:value-type="string">
            <text:p>Evo 1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bf43a3d-75cf-4990-9503-3cc7a51e823f</text:p>
          </table:table-cell>
          <table:table-cell office:value-type="string">
            <text:p>Big House 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4cf3bd5-2f0d-449d-a5b6-c772bc6d03f3</text:p>
          </table:table-cell>
          <table:table-cell office:value-type="string">
            <text:p>Beast 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59a10db-3d43-43ba-8978-d5cf906796ca</text:p>
          </table:table-cell>
          <table:table-cell office:value-type="string">
            <text:p>Paragon Orlando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27311c-cbbb-4e06-bce4-aa1edd3dec6e</text:p>
          </table:table-cell>
          <table:table-cell office:value-type="string">
            <text:p>Apex 1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3b9c116-0a84-4e9a-8ebb-b18779cba86c</text:p>
          </table:table-cell>
          <table:table-cell office:value-type="string">
            <text:p>Im Not Yelling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188aaf1-94ef-4d4e-9d24-df4cfa4aa282</text:p>
          </table:table-cell>
          <table:table-cell office:value-type="string">
            <text:p>MVG Sandstorm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8f4771d-c5e2-4604-a28c-26ceb0def7cb</text:p>
          </table:table-cell>
          <table:table-cell office:value-type="string">
            <text:p>Press Star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51cdb34-343d-43f0-b855-faafd1b7981f</text:p>
          </table:table-cell>
          <table:table-cell office:value-type="string">
            <text:p>BAM 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7457ca5-6fec-4d7c-a952-d2be11c9e3e3</text:p>
          </table:table-cell>
          <table:table-cell office:value-type="string">
            <text:p>CEO 1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2ef7438-9cb5-4ff8-b792-b8283b5e905a</text:p>
          </table:table-cell>
          <table:table-cell office:value-type="string">
            <text:p>FC Retur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eabbf6-4d2e-4d81-8b14-975c4a2a7719</text:p>
          </table:table-cell>
          <table:table-cell office:value-type="string">
            <text:p>WTFox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673e43b-e356-402f-819a-517d9c328c34</text:p>
          </table:table-cell>
          <table:table-cell office:value-type="string">
            <text:p>Evo 1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3315181-3685-45f7-b8d2-cf3e60aecb51</text:p>
          </table:table-cell>
          <table:table-cell office:value-type="string">
            <text:p>Smash Con 1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20aea9a-c213-4aae-bdd5-523093f9864d</text:p>
          </table:table-cell>
          <table:table-cell office:value-type="string">
            <text:p>Paragon L.A.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facdc16-4841-47eb-9541-433f72928e8d</text:p>
          </table:table-cell>
          <table:table-cell office:value-type="string">
            <text:p>HTC Throwdow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ca5803b-49d9-44d6-bd06-3a6c5bf11314</text:p>
          </table:table-cell>
          <table:table-cell office:value-type="string">
            <text:p>DH Londo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4e9a509-aeac-4063-96f4-c2550ff1472b</text:p>
          </table:table-cell>
          <table:table-cell office:value-type="string">
            <text:p>Big House 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9a1f5b7-ce92-482a-8336-137929df3264</text:p>
          </table:table-cell>
          <table:table-cell office:value-type="string">
            <text:p>Smash Summit 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4135800-3c64-4faf-8620-bde06cbd2ed4</text:p>
          </table:table-cell>
          <table:table-cell office:value-type="string">
            <text:p>Eclip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d9e5a77-153c-4dfe-96ee-e9a6679d123a</text:p>
          </table:table-cell>
          <table:table-cell office:value-type="string">
            <text:p>DH Winter 1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12cb69-a698-4c2a-a08f-e466ecbdf698</text:p>
          </table:table-cell>
          <table:table-cell office:value-type="string">
            <text:p>Genesis 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ba130b7-9fad-4139-b870-569467a63bb9</text:p>
          </table:table-cell>
          <table:table-cell office:value-type="string">
            <text:p>PAX Arena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ad986a6-0a5b-4512-b8b1-df9a8116dc66</text:p>
          </table:table-cell>
          <table:table-cell office:value-type="string">
            <text:p>Beast 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f91bcea-eab9-473c-9bf4-2d12132561bc</text:p>
          </table:table-cell>
          <table:table-cell office:value-type="string">
            <text:p>Five Gods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bd9f7c-0eb6-4619-be75-d40058ed8022</text:p>
          </table:table-cell>
          <table:table-cell office:value-type="string">
            <text:p>Pound 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4fc053c-5613-4974-aa27-2d8bf94ff58a</text:p>
          </table:table-cell>
          <table:table-cell office:value-type="string">
            <text:p>Summit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1abc1f1-6815-48fa-a7b4-de7a84e5b9a6</text:p>
          </table:table-cell>
          <table:table-cell office:value-type="string">
            <text:p>EGLX 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3db140e-cd96-4177-8302-15ce9c77c20e</text:p>
          </table:table-cell>
          <table:table-cell office:value-type="string">
            <text:p>DH Austin 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04e35e4-4ef5-4f28-8d90-79c582fd097b</text:p>
          </table:table-cell>
          <table:table-cell office:value-type="string">
            <text:p>Get On My Level 1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4833d59-4f90-442e-b921-f2f8df22994f</text:p>
          </table:table-cell>
          <table:table-cell office:value-type="string">
            <text:p>Smash &amp; Splash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96a584-8d99-43a8-879d-aa57dc4708d4</text:p>
          </table:table-cell>
          <table:table-cell office:value-type="string">
            <text:p>CEO 20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3c6c45c-4fe1-49b9-b428-ee087c1bd6cd</text:p>
          </table:table-cell>
          <table:table-cell office:value-type="string">
            <text:p>WTFox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5b90fa9-7840-4b4f-b8fc-d6ec865f1795</text:p>
          </table:table-cell>
          <table:table-cell office:value-type="string">
            <text:p>Evo 201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8c46646-4953-4d51-bda9-367814b05e5e</text:p>
          </table:table-cell>
          <table:table-cell office:value-type="string">
            <text:p>Smash Con 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c999c48-186f-4a48-82ad-be57e9c658d6</text:p>
          </table:table-cell>
          <table:table-cell office:value-type="string">
            <text:p>Heir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c46d35e-cd12-47d8-adfd-9d09507b0273</text:p>
          </table:table-cell>
          <table:table-cell office:value-type="string">
            <text:p>Shine 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3254c03-a0a7-406f-b372-4185a1254d20</text:p>
          </table:table-cell>
          <table:table-cell office:value-type="string">
            <text:p>Big House 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14e4924-82f5-417f-a3ab-b4b2727065ae</text:p>
          </table:table-cell>
          <table:table-cell office:value-type="string">
            <text:p>Eclispe 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4c485cd-7f7b-4599-956b-5eac020af9a5</text:p>
          </table:table-cell>
          <table:table-cell office:value-type="string">
            <text:p>Canada Cup 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a3305b-1795-4dd6-a001-4c75044a9b26</text:p>
          </table:table-cell>
          <table:table-cell office:value-type="string">
            <text:p>Summit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b2a86bb-1d92-4e0a-9d0e-df1fc3050c36</text:p>
          </table:table-cell>
          <table:table-cell office:value-type="string">
            <text:p>DH Winter 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7a2a98e-fa86-46c3-b73f-9f208bf01854</text:p>
          </table:table-cell>
          <table:table-cell office:value-type="string">
            <text:p>UGC Open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d854ce3-526a-422d-95ad-256027db3b18</text:p>
          </table:table-cell>
          <table:table-cell office:value-type="string">
            <text:p>Don't Park on the Grass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ee0a367-1c13-4224-a054-06036d26d491</text:p>
          </table:table-cell>
          <table:table-cell office:value-type="string">
            <text:p>Genesis 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558efb2-6ec7-454d-addb-45dae24ca3da</text:p>
          </table:table-cell>
          <table:table-cell office:value-type="string">
            <text:p>Beast 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e24f6cd-ffa0-447e-87e1-88026f0be0f0</text:p>
          </table:table-cell>
          <table:table-cell office:value-type="string">
            <text:p>Smash Summit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414206b-2334-4e07-a3a3-bb002e72d43f</text:p>
          </table:table-cell>
          <table:table-cell office:value-type="string">
            <text:p>Full Bloom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8f54d0a-228f-4121-922c-3f3ba22b2e1e</text:p>
          </table:table-cell>
          <table:table-cell office:value-type="string">
            <text:p>Smash Rivalries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7762822-9b12-4165-b0a5-54e2ed8e5f5b</text:p>
          </table:table-cell>
          <table:table-cell office:value-type="string">
            <text:p>CEO Dreamland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e4b4e94-1007-4fd6-b0f8-829515970d9e</text:p>
          </table:table-cell>
          <table:table-cell office:value-type="string">
            <text:p>DH Austin 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c0c3840-243f-4717-bf30-204e023ccf20</text:p>
          </table:table-cell>
          <table:table-cell office:value-type="string">
            <text:p>Royal Flush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6449ded-e816-4277-a885-2a7e2ccb466b</text:p>
          </table:table-cell>
          <table:table-cell office:value-type="string">
            <text:p>Smash &amp; Splash 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6db57f9-c3aa-4c6e-82ce-ceb243bf71b0</text:p>
          </table:table-cell>
          <table:table-cell office:value-type="string">
            <text:p>Evo 2017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f613a8b-4b84-45aa-81f2-f79b31718188</text:p>
          </table:table-cell>
          <table:table-cell office:value-type="string">
            <text:p>DH Atlanta 1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f4018d-4a7f-45aa-880f-cd888ba58e65</text:p>
          </table:table-cell>
          <table:table-cell office:value-type="string">
            <text:p>Get On My Level 1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b535945-5cec-4d20-89f0-b1e79ed31080</text:p>
          </table:table-cell>
          <table:table-cell office:value-type="string">
            <text:p>Smash Con 17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01c3e2e-e371-4941-97fd-950dc02b71d8</text:p>
          </table:table-cell>
          <table:table-cell office:value-type="string">
            <text:p>Shine 2017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6e86309-5a79-4409-b519-d6aeb2e72bdd</text:p>
          </table:table-cell>
          <table:table-cell office:value-type="string">
            <text:p>Heir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d5c6497-2a86-4e98-82db-40f0e4fb445c</text:p>
          </table:table-cell>
          <table:table-cell office:value-type="string">
            <text:p>GTX 201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2be2a6-1de3-4deb-8d26-cc03c154e3bf</text:p>
          </table:table-cell>
          <table:table-cell office:value-type="string">
            <text:p>Big House 7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0775a81-67d0-49b3-8240-4e80337e1fad</text:p>
          </table:table-cell>
          <table:table-cell office:value-type="string">
            <text:p>DH Denver 1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2b0d10f-f4ee-4bac-b2a1-4d4da3ec204e</text:p>
          </table:table-cell>
          <table:table-cell office:value-type="string">
            <text:p>Canada Cup 1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d02669f-078d-4466-8b69-e050c15b0dee</text:p>
          </table:table-cell>
          <table:table-cell office:value-type="string">
            <text:p>Summit 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045a6e0-f035-4cd4-82d2-d01d3328214a</text:p>
          </table:table-cell>
          <table:table-cell office:value-type="string">
            <text:p>Genesis 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c13eb26-9677-4951-bbc5-9e673ab0e9c6</text:p>
          </table:table-cell>
          <table:table-cell office:value-type="string">
            <text:p>EGLX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2b34b2a-7f1d-4e2f-9f2f-47414e1df509</text:p>
          </table:table-cell>
          <table:table-cell office:value-type="string">
            <text:p>Full Bloom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657b057-35ce-4f08-bc2b-2e1ca7b1f706</text:p>
          </table:table-cell>
          <table:table-cell office:value-type="string">
            <text:p>Flatiron 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8386c57-6d9c-4982-a9fe-94da829393eb</text:p>
          </table:table-cell>
          <table:table-cell office:value-type="string">
            <text:p>Summit 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89693c-0a16-4934-9a54-4e28479f6adb</text:p>
          </table:table-cell>
          <table:table-cell office:value-type="string">
            <text:p>GOML 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5d6bff7-3231-478b-87b4-7012d519fd5f</text:p>
          </table:table-cell>
          <table:table-cell office:value-type="string">
            <text:p>DH Austi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0cbb754-c904-474d-972d-36a579888417</text:p>
          </table:table-cell>
          <table:table-cell office:value-type="string">
            <text:p>Splash 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126ee53-48fa-4b25-b2a6-d25d3a51a702</text:p>
          </table:table-cell>
          <table:table-cell office:value-type="string">
            <text:p>CEO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69c51a7-27f6-4ddc-908c-2b2c1fe457d3</text:p>
          </table:table-cell>
          <table:table-cell office:value-type="string">
            <text:p>Low Tier City 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2d1dccd-6c52-4afb-a415-b5f9280d122f</text:p>
          </table:table-cell>
          <table:table-cell office:value-type="string">
            <text:p>Evo 2018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258a645-03f8-4a50-9509-e08a7687d0c7</text:p>
          </table:table-cell>
          <table:table-cell office:value-type="string">
            <text:p>Smash Con 18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c97367f-3d47-4ca7-9af5-52dbbc237d07</text:p>
          </table:table-cell>
          <table:table-cell office:value-type="string">
            <text:p>Heir 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e75227c-fd3a-40d8-b93c-c7cf27160c08</text:p>
          </table:table-cell>
          <table:table-cell office:value-type="string">
            <text:p>Shine 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790397b-18b5-478e-8b2b-e32bcdabdc7b</text:p>
          </table:table-cell>
          <table:table-cell office:value-type="string">
            <text:p>Big House 8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df71f6-3abb-4c60-8784-ae4b6535cd8f</text:p>
          </table:table-cell>
          <table:table-cell office:value-type="string">
            <text:p>GTX 1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8d68f0a-6a43-4636-8de7-1c70b5629e1d</text:p>
          </table:table-cell>
          <table:table-cell office:value-type="string">
            <text:p>Summit 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cdc2492-0818-450d-ad00-5e4e05dcd010</text:p>
          </table:table-cell>
          <table:table-cell office:value-type="string">
            <text:p>Genesis 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f2ed07-609b-4443-8443-482df68c6b67</text:p>
          </table:table-cell>
          <table:table-cell office:value-type="string">
            <text:p>Pound 19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1400c53-d3e9-412f-aab7-7c1a362c0169</text:p>
          </table:table-cell>
          <table:table-cell office:value-type="string">
            <text:p>GOML 18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322cf0d-52b4-4e0e-9855-c012480d3bc7</text:p>
          </table:table-cell>
          <table:table-cell office:value-type="string">
            <text:p>Splash 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34e9f0d-0658-4b8e-b736-e2fa5b5f99cd</text:p>
          </table:table-cell>
          <table:table-cell office:value-type="string">
            <text:p>Summit 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c855ba2-349f-47b0-bea7-4e06fe353b2b</text:p>
          </table:table-cell>
          <table:table-cell office:value-type="string">
            <text:p>CEO 1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b2eac1d-6044-4384-8165-f363dd37af36</text:p>
          </table:table-cell>
          <table:table-cell office:value-type="string">
            <text:p>LTC 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84be55-04e6-4592-bf89-0eaae4049343</text:p>
          </table:table-cell>
          <table:table-cell office:value-type="string">
            <text:p>Smash Con 19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bab66a4-5475-4a18-8c3e-7b1debffa13e</text:p>
          </table:table-cell>
          <table:table-cell office:value-type="string">
            <text:p>Shine 19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44346c1-0090-4a0e-8fc8-a8272cd46b8a</text:p>
          </table:table-cell>
          <table:table-cell office:value-type="string">
            <text:p>Mainstage 1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b0a4468-901f-4582-af72-96a71bdb1f6e</text:p>
          </table:table-cell>
          <table:table-cell office:value-type="string">
            <text:p>Big House 9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2be2e93-c701-4a84-b9eb-0087148691ad</text:p>
          </table:table-cell>
          <table:table-cell office:value-type="string">
            <text:p>EGLX 1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005ff95-aa35-474c-81cc-43036a9c92a7</text:p>
          </table:table-cell>
          <table:table-cell office:value-type="string">
            <text:p>Birthday Bash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9e7ef4-1820-4723-91d6-2f36cf475137</text:p>
          </table:table-cell>
          <table:table-cell office:value-type="string">
            <text:p>LACS 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a8724f-4f9b-4e5c-a549-19597f0e4f57</text:p>
          </table:table-cell>
          <table:table-cell office:value-type="string">
            <text:p>Genesis 7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a21bbc-4034-4bc4-8369-659b9928ac7b</text:p>
          </table:table-cell>
          <table:table-cell office:value-type="string">
            <text:p>Pound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a4ed4a-0d41-4db9-9dfb-632c017bf803</text:p>
          </table:table-cell>
          <table:table-cell office:value-type="string">
            <text:p>Summit 1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8d4c3c-ca1e-411a-8d80-bb80732ecb34</text:p>
          </table:table-cell>
          <table:table-cell office:value-type="string">
            <text:p>BoBC 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6d492d-a078-4c06-8045-2e0c19b4cef2</text:p>
          </table:table-cell>
          <table:table-cell office:value-type="string">
            <text:p>GOML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17e847b-b9e8-4435-98d8-78e7fabd959f</text:p>
          </table:table-cell>
          <table:table-cell office:value-type="string">
            <text:p>Double Down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744ebfa-cce6-4b2c-b4a8-3a797c36b5ff</text:p>
          </table:table-cell>
          <table:table-cell office:value-type="string">
            <text:p>Smash Con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4610240-c02d-4044-8ab5-408cc914b40b</text:p>
          </table:table-cell>
          <table:table-cell office:value-type="string">
            <text:p>Shine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e0b9406-6f46-427c-b604-f5ee2c05ad0e</text:p>
          </table:table-cell>
          <table:table-cell office:value-type="string">
            <text:p>Riptide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215dab5-99cf-4684-bae4-289c31623b37</text:p>
          </table:table-cell>
          <table:table-cell office:value-type="string">
            <text:p>Lost Tech City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16df189-c956-4e46-a0dd-432d8d502922</text:p>
          </table:table-cell>
          <table:table-cell office:value-type="string">
            <text:p>Big House 1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85627c-d95b-4773-bd56-16f3f661058d</text:p>
          </table:table-cell>
          <table:table-cell office:value-type="string">
            <text:p>Ludwig Invitational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7eb062e-bf21-4ad2-a0cd-aa880079144c</text:p>
          </table:table-cell>
          <table:table-cell office:value-type="string">
            <text:p>Summit 1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8ff6da4-3b73-4580-ac17-6abee5baae76</text:p>
          </table:table-cell>
          <table:table-cell office:value-type="string">
            <text:p>Apex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77c9216-2b8e-42be-b288-05b161e03c96</text:p>
          </table:table-cell>
          <table:table-cell office:value-type="string">
            <text:p>Mainstage 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7f55ec1-8428-4fc8-8950-5f77bf17b04a</text:p>
          </table:table-cell>
          <table:table-cell office:value-type="string">
            <text:p>Scuffed World Tou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0ea4d92-ed58-44a5-b397-2106421fbe39</text:p>
          </table:table-cell>
          <table:table-cell office:value-type="string">
            <text:p>Genesis 9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80b57b-477a-4d0b-8bdd-db68acd0bf1d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cc2aa5f-6ee1-4bc4-9d76-daa6ae2e9c77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712949a-5858-435d-81cb-9c4c26e8e23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dbf89fe-047e-4cdc-9c97-385242b5ebca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9ecf70c-ddb9-45de-89fe-14ccbd331aeb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9b8bd39-ded4-4129-a56d-53bce11d4d25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d70b039-3b43-489f-b985-6553bc0339f4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99f7c439-e8a1-4205-9586-9183919ab676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b205bd2-4fa3-4968-8e23-a92506758351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a3f2c22-01da-4c99-8afd-1a32543ab959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13dbdfd-f23e-4329-8004-5517ec10a071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bde8a66-db8d-4258-ba7e-59b36b4e8bbc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7efe45-ff9a-4a7a-a411-7bceb75ce30f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5a14b917-977f-476e-bd8a-066e4e3ae916</text:p>
          </table:table-cell>
          <table:table-cell table:number-columns-repeated="4"/>
        </table:table-row>
        <table:table-row table:style-name="ro1">
          <table:table-cell office:value-type="string">
            <text:p>42083d63-352b-4329-8b40-6ef68bbd36af</text:p>
          </table:table-cell>
          <table:table-cell table:number-columns-repeated="4"/>
        </table:table-row>
        <table:table-row table:style-name="ro1">
          <table:table-cell office:value-type="string">
            <text:p>e86c84c9-ec7d-4f22-9831-6d68285c967e</text:p>
          </table:table-cell>
          <table:table-cell table:number-columns-repeated="4"/>
        </table:table-row>
        <table:table-row table:style-name="ro1">
          <table:table-cell office:value-type="string">
            <text:p>a3982d02-f60c-4fd3-9bcf-ef9f41d82d3e</text:p>
          </table:table-cell>
          <table:table-cell table:number-columns-repeated="4"/>
        </table:table-row>
        <table:table-row table:style-name="ro1">
          <table:table-cell office:value-type="string">
            <text:p>316341ea-91d5-4b5c-910b-5c62f5481b75</text:p>
          </table:table-cell>
          <table:table-cell table:number-columns-repeated="4"/>
        </table:table-row>
        <table:table-row table:style-name="ro1">
          <table:table-cell office:value-type="string">
            <text:p>8a2e665a-d92a-45ed-8b1a-3126e9e528ed</text:p>
          </table:table-cell>
          <table:table-cell table:number-columns-repeated="4"/>
        </table:table-row>
        <table:table-row table:style-name="ro1">
          <table:table-cell office:value-type="string">
            <text:p>eeb5a132-fc7a-4c9c-8837-634c8e2b5fd3</text:p>
          </table:table-cell>
          <table:table-cell table:number-columns-repeated="4"/>
        </table:table-row>
        <table:table-row table:style-name="ro1">
          <table:table-cell office:value-type="string">
            <text:p>54b15756-5f5c-4533-966d-5e4643403513</text:p>
          </table:table-cell>
          <table:table-cell table:number-columns-repeated="4"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4">2023-02-04</text:date>, <text:time>15:51:1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randt</meta:initial-creator>
    <meta:creation-date>2023-01-04T16:36:27.64</meta:creation-date>
    <meta:generator>OpenOffice/4.1.10$Win32 OpenOffice.org_project/4110m2$Build-9807</meta:generator>
    <dc:date>2023-02-04T15:51:12.33</dc:date>
    <dc:creator>chris brandt</dc:creator>
    <meta:editing-duration>PT2H11M26S</meta:editing-duration>
    <meta:editing-cycles>12</meta:editing-cycles>
    <meta:document-statistic meta:table-count="3" meta:cell-count="576" meta:object-count="0"/>
  </office:meta>
</office:document-meta>
</file>